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0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ffcc99"/>
      <style:text-properties style:font-name="Arial" fo:font-size="10pt"/>
    </style:style>
    <style:style style:name="ce92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3" style:family="table-cell" style:parent-style-name="Default">
      <style:text-properties style:font-name="Arial" fo:font-size="10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7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7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7" table:number-columns-spanned="2" table:number-rows-spanned="1">
            <text:p>7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Kevin Waldherr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Katlyn Hatt</text:p>
          </table:table-cell>
          <table:covered-table-cell table:style-name="ce19" table:content-validation-name="val2"/>
          <table:table-cell table:number-columns-repeated="7" table:style-name="ce26"/>
          <table:table-cell table:style-name="ce26" office:value-type="string">
            <text:p>c</text:p>
          </table:table-cell>
          <table:table-cell table:number-columns-repeated="4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number-columns-repeated="6" table:style-name="ce42"/>
          <table:table-cell/>
          <table:table-cell table:style-name="ce48" table:formula="of:=[Calculations.Y42]" office:value-type="float" office:value="130" table:number-columns-spanned="1" table:number-rows-spanned="3">
            <text:p>1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Amy Hrycak</text:p>
          </table:table-cell>
          <table:covered-table-cell table:style-name="ce19" table:content-validation-name="val2"/>
          <table:table-cell table:style-name="ce26" office:value-type="string">
            <text:p>c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style-name="ce26" office:value-type="string">
            <text:p>c</text:p>
          </table:table-cell>
          <table:table-cell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 office:value-type="float" office:value="40">
            <text:p>40</text:p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 office:value-type="float" office:value="60">
            <text:p>60</text:p>
          </table:table-cell>
          <table:table-cell table:style-name="ce20" table:formula="of:=[Calculations.L7]" office:value-type="float" office:value="80">
            <text:p>80</text:p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 office:value-type="float" office:value="100">
            <text:p>100</text:p>
          </table:table-cell>
          <table:table-cell table:style-name="ce20" table:formula="of:=[Calculations.R7]" office:value-type="float" office:value="130">
            <text:p>13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Yorkton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Jaala Marti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Aidan Sawatzky</text:p>
          </table:table-cell>
          <table:covered-table-cell table:style-name="ce21" table:content-validation-name="val3"/>
          <table:table-cell table:style-name="ce27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c</text:p>
          </table:table-cell>
          <table:table-cell table:number-columns-repeated="6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Caleb Giesbrecht</text:p>
          </table:table-cell>
          <table:covered-table-cell table:style-name="ce21" table:content-validation-name="val3"/>
          <table:table-cell table:number-columns-repeated="11" table:style-name="ce27"/>
          <table:table-cell table:style-name="ce27" office:value-type="string">
            <text:p>c</text:p>
          </table:table-cell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 office:value-type="float" office:value="40">
            <text:p>40</text:p>
          </table:table-cell>
          <table:table-cell table:style-name="ce20" table:formula="of:=[Calculations.G58]">
            <text:p/>
          </table:table-cell>
          <table:table-cell table:style-name="ce20" table:formula="of:=[Calculations.H58]" office:value-type="float" office:value="60">
            <text:p>60</text:p>
          </table:table-cell>
          <table:table-cell table:style-name="ce20" table:formula="of:=[Calculations.I58]">
            <text:p/>
          </table:table-cell>
          <table:table-cell table:style-name="ce20" table:formula="of:=[Calculations.J58]" office:value-type="float" office:value="90">
            <text:p>90</text:p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 office:value-type="float" office:value="110">
            <text:p>110</text:p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Teresa Kornelsen</text:p>
          </table:table-cell>
          <table:covered-table-cell table:style-name="ce22" table:content-validation-name="val4"/>
          <table:table-cell table:number-columns-repeated="4" table:style-name="ce28"/>
          <table:table-cell table:style-name="ce28" office:value-type="string">
            <text:p>e</text:p>
          </table:table-cell>
          <table:table-cell table:number-columns-repeated="7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Caleb Peters</text:p>
          </table:table-cell>
          <table:covered-table-cell table:style-name="ce22" table:content-validation-name="val4"/>
          <table:table-cell table:number-columns-repeated="2" table:style-name="ce28"/>
          <table:table-cell table:style-name="ce28" office:value-type="string">
            <text:p>e</text:p>
          </table:table-cell>
          <table:table-cell table:number-columns-repeated="5" table:style-name="ce28"/>
          <table:table-cell table:number-columns-repeated="2" table:style-name="ce28" office:value-type="string">
            <text:p>c</text:p>
          </table:table-cell>
          <table:table-cell table:number-columns-repeated="2" table:style-name="ce28"/>
          <table:table-cell table:style-name="ce41"/>
          <table:table-cell table:style-name="ce28"/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70" table:number-columns-spanned="1" table:number-rows-spanned="3">
            <text:p>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Annika Wiebe</text:p>
          </table:table-cell>
          <table:covered-table-cell table:style-name="ce22" table:content-validation-name="val4"/>
          <table:table-cell table:number-columns-repeated="10" table:style-name="ce28"/>
          <table:table-cell table:style-name="ce28" office:value-type="string">
            <text:p>e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 office:value-type="float" office:value="40">
            <text:p>40</text:p>
          </table:table-cell>
          <table:table-cell table:style-name="ce20" table:formula="of:=[Calculations.N109]" office:value-type="float" office:value="60">
            <text:p>60</text:p>
          </table:table-cell>
          <table:table-cell table:style-name="ce20" table:formula="of:=[Calculations.O109]" office:value-type="float" office:value="50">
            <text:p>50</text:p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70">
            <text:p>7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7">
            <text:p>Quiz A7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Langenburg 1">
            <text:p>Langenburg 1</text:p>
          </table:table-cell>
          <table:table-cell table:style-name="ce58" table:formula="of:=[Calculations.AC16]" office:value-type="float" office:value="1">
            <text:p>1</text:p>
          </table:table-cell>
          <table:table-cell table:style-name="ce58" table:formula="of:=[Calculations.AD16]" office:value-type="float" office:value="130">
            <text:p>130</text:p>
          </table:table-cell>
          <table:table-cell table:style-name="ce58" table:formula="of:=[Calculations.AE16]" office:value-type="float" office:value="15">
            <text:p>15</text:p>
          </table:table-cell>
          <table:table-cell table:style-name="ce58" table:formula="of:=[Calculations.AF16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Yorkton 1">
            <text:p>Yorkton 1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110">
            <text:p>110</text:p>
          </table:table-cell>
          <table:table-cell table:style-name="ce58" table:formula="of:=[Calculations.AE17]" office:value-type="float" office:value="11">
            <text:p>11</text:p>
          </table:table-cell>
          <table:table-cell table:style-name="ce58" table:formula="of:=[Calculations.AF17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Morris 4">
            <text:p>Morris 4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70">
            <text:p>70</text:p>
          </table:table-cell>
          <table:table-cell table:style-name="ce58" table:formula="of:=[Calculations.AE18]" office:value-type="float" office:value="6">
            <text:p>6</text:p>
          </table:table-cell>
          <table:table-cell table:style-name="ce58" table:formula="of:=[Calculations.AF18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Langenburg 1">
            <text:p>Langenburg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30">
            <text:p>1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Kevin Waldherr">
            <text:p>Kevin Waldherr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Katlyn Hatt">
            <text:p>Katlyn Hatt</text:p>
          </table:table-cell>
          <table:table-cell table:formula="of:=[Calculations.B3]" office:value-type="float" office:value="40">
            <text:p>4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 office:value-type="string" office:string-value="c">
            <text:p>c</text:p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 office:value-type="string" office:string-value="c">
            <text:p>c</text:p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Amy Hrycak">
            <text:p>Amy Hrycak</text:p>
          </table:table-cell>
          <table:table-cell table:formula="of:=[Calculations.B4]" office:value-type="float" office:value="70">
            <text:p>7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 office:value-type="string" office:string-value="c">
            <text:p>c</text:p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 office:value-type="string" office:string-value="c">
            <text:p>c</text:p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 office:value-type="string" office:string-value="c">
            <text:p>c</text:p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 office:value-type="float" office:value="40">
            <text:p>40</text:p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 office:value-type="float" office:value="60">
            <text:p>60</text:p>
          </table:table-cell>
          <table:table-cell table:style-name="ce65" table:formula="of:=[Calculations.L7]" office:value-type="float" office:value="80">
            <text:p>80</text:p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 office:value-type="float" office:value="100">
            <text:p>100</text:p>
          </table:table-cell>
          <table:table-cell table:style-name="ce65" table:formula="of:=[Calculations.R7]" office:value-type="float" office:value="130">
            <text:p>13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Yorkton 1">
            <text:p>Yorkto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10">
            <text:p>1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Jaala Martin">
            <text:p>Jaala Martin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Aidan Sawatzky">
            <text:p>Aidan Sawatzky</text:p>
          </table:table-cell>
          <table:table-cell table:formula="of:=[Calculations.B54]" office:value-type="float" office:value="70">
            <text:p>7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 office:value-type="string" office:string-value="c">
            <text:p>c</text:p>
          </table:table-cell>
          <table:table-cell table:style-name="ce66" table:formula="of:=[Calculations.G54]">
            <text:p/>
          </table:table-cell>
          <table:table-cell table:style-name="ce66" table:formula="of:=[Calculations.H54]" office:value-type="string" office:string-value="c">
            <text:p>c</text:p>
          </table:table-cell>
          <table:table-cell table:style-name="ce66" table:formula="of:=[Calculations.I54]">
            <text:p/>
          </table:table-cell>
          <table:table-cell table:style-name="ce66" table:formula="of:=[Calculations.J54]" office:value-type="string" office:string-value="c">
            <text:p>c</text:p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Caleb Giesbrecht">
            <text:p>Caleb Giesbrecht</text:p>
          </table:table-cell>
          <table:table-cell table:formula="of:=[Calculations.B55]" office:value-type="float" office:value="20">
            <text:p>2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 office:value-type="string" office:string-value="c">
            <text:p>c</text:p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 office:value-type="float" office:value="40">
            <text:p>40</text:p>
          </table:table-cell>
          <table:table-cell table:style-name="ce65" table:formula="of:=[Calculations.G58]">
            <text:p/>
          </table:table-cell>
          <table:table-cell table:style-name="ce65" table:formula="of:=[Calculations.H58]" office:value-type="float" office:value="60">
            <text:p>60</text:p>
          </table:table-cell>
          <table:table-cell table:style-name="ce65" table:formula="of:=[Calculations.I58]">
            <text:p/>
          </table:table-cell>
          <table:table-cell table:style-name="ce65" table:formula="of:=[Calculations.J58]" office:value-type="float" office:value="90">
            <text:p>90</text:p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 office:value-type="float" office:value="110">
            <text:p>110</text:p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Morris 4">
            <text:p>Morris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70">
            <text:p>7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Teresa Kornelsen">
            <text:p>Teresa Kornelsen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1">
            <text:p>1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 office:value-type="string" office:string-value="e">
            <text:p>e</text:p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Caleb Peters">
            <text:p>Caleb Peters</text:p>
          </table:table-cell>
          <table:table-cell table:formula="of:=[Calculations.B105]" office:value-type="float" office:value="60">
            <text:p>60</text:p>
          </table:table-cell>
          <table:table-cell table:style-name="ce60" table:formula="of:=[Calculations.C105]" office:value-type="float" office:value="1">
            <text:p>1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 office:value-type="string" office:string-value="e">
            <text:p>e</text:p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 office:value-type="string" office:string-value="c">
            <text:p>c</text:p>
          </table:table-cell>
          <table:table-cell table:style-name="ce67" table:formula="of:=[Calculations.N105]" office:value-type="string" office:string-value="c">
            <text:p>c</text:p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 office:value-type="string" office:string-value="c">
            <text:p>c</text:p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Annika Wiebe">
            <text:p>Annika Wiebe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1">
            <text:p>1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 office:value-type="string" office:string-value="e">
            <text:p>e</text:p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 office:value-type="float" office:value="40">
            <text:p>40</text:p>
          </table:table-cell>
          <table:table-cell table:style-name="ce65" table:formula="of:=[Calculations.N109]" office:value-type="float" office:value="60">
            <text:p>60</text:p>
          </table:table-cell>
          <table:table-cell table:style-name="ce65" table:formula="of:=[Calculations.O109]" office:value-type="float" office:value="50">
            <text:p>50</text:p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70">
            <text:p>7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Langenburg 1">
            <text:p>Langenburg 1</text:p>
          </table:table-cell>
          <table:table-cell table:style-name="ce9" table:formula="of:=CONCATENATE([$Quiz.$C$3];[$Quiz.$D$3])" office:value-type="string" office:string-value="A7">
            <text:p>A7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30">
            <text:p>130</text:p>
          </table:table-cell>
          <table:table-cell table:style-name="ce24" table:formula="of:=[Calculations.AE16]" office:value-type="float" office:value="15">
            <text:p>15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Yorkton 1">
            <text:p>Yorkton 1</text:p>
          </table:table-cell>
          <table:table-cell table:style-name="ce9" table:formula="of:=CONCATENATE([$Quiz.$C$3];[$Quiz.$D$3])" office:value-type="string" office:string-value="A7">
            <text:p>A7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110">
            <text:p>110</text:p>
          </table:table-cell>
          <table:table-cell table:style-name="ce24" table:formula="of:=[Calculations.AE17]" office:value-type="float" office:value="11">
            <text:p>11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Morris 4">
            <text:p>Morris 4</text:p>
          </table:table-cell>
          <table:table-cell table:style-name="ce9" table:formula="of:=CONCATENATE([$Quiz.$C$3];[$Quiz.$D$3])" office:value-type="string" office:string-value="A7">
            <text:p>A7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70">
            <text:p>70</text:p>
          </table:table-cell>
          <table:table-cell table:style-name="ce24" table:formula="of:=[Calculations.AE18]" office:value-type="float" office:value="6">
            <text:p>6</text:p>
          </table:table-cell>
          <table:table-cell table:formula="of:=[Calculations.AF18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Kevin Waldherr">
            <text:p>Kevin Waldherr</text:p>
          </table:table-cell>
          <table:table-cell table:style-name="ce24" table:formula="of:=Team1" office:value-type="string" office:string-value="Langenburg 1">
            <text:p>Langenburg 1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Katlyn Hatt">
            <text:p>Katlyn Hatt</text:p>
          </table:table-cell>
          <table:table-cell table:style-name="ce24" table:formula="of:=Team1" office:value-type="string" office:string-value="Langenburg 1">
            <text:p>Langenburg 1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3]" office:value-type="float" office:value="40">
            <text:p>4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Amy Hrycak">
            <text:p>Amy Hrycak</text:p>
          </table:table-cell>
          <table:table-cell table:style-name="ce24" table:formula="of:=Team1" office:value-type="string" office:string-value="Langenburg 1">
            <text:p>Langenburg 1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4]" office:value-type="float" office:value="70">
            <text:p>7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Langenburg 1">
            <text:p>Langenburg 1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Langenburg 1">
            <text:p>Langenburg 1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Jaala Martin">
            <text:p>Jaala Martin</text:p>
          </table:table-cell>
          <table:table-cell table:style-name="ce24" table:formula="of:=Team2" office:value-type="string" office:string-value="Yorkton 1">
            <text:p>Yorkton 1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Aidan Sawatzky">
            <text:p>Aidan Sawatzky</text:p>
          </table:table-cell>
          <table:table-cell table:style-name="ce24" table:formula="of:=Team2" office:value-type="string" office:string-value="Yorkton 1">
            <text:p>Yorkton 1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54]" office:value-type="float" office:value="70">
            <text:p>7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Caleb Giesbrecht">
            <text:p>Caleb Giesbrecht</text:p>
          </table:table-cell>
          <table:table-cell table:style-name="ce24" table:formula="of:=Team2" office:value-type="string" office:string-value="Yorkton 1">
            <text:p>Yorkton 1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55]" office:value-type="float" office:value="20">
            <text:p>2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Yorkton 1">
            <text:p>Yorkton 1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Yorkton 1">
            <text:p>Yorkton 1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Teresa Kornelsen">
            <text:p>Teresa Kornelsen</text:p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1">
            <text:p>1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Caleb Peters">
            <text:p>Caleb Peters</text:p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105]" office:value-type="float" office:value="60">
            <text:p>60</text:p>
          </table:table-cell>
          <table:table-cell table:style-name="ce24" table:formula="of:=[Calculations.C105]" office:value-type="float" office:value="1">
            <text:p>1</text:p>
          </table:table-cell>
          <table:table-cell table:formula="of:=[Calculations.D105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Annika Wiebe">
            <text:p>Annika Wiebe</text:p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1">
            <text:p>1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7">
            <text:p>A7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Langenburg 1">
            <text:p>Langenburg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Kevin Waldherr">
            <text:p>Kevin Waldherr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Katlyn Hatt">
            <text:p>Katlyn Hatt</text:p>
          </table:table-cell>
          <table:table-cell table:style-name="ce77" table:formula="of:=[.S11]*20+[.Z11]+[.Z23]+[.Z33]" office:value-type="float" office:value="40">
            <text:p>4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2">
            <text:p>2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 office:value-type="string" office:string-value="c">
            <text:p>c</text:p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 office:value-type="string" office:string-value="c">
            <text:p>c</text:p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1.2">
            <text:p>1.2</text:p>
          </table:table-cell>
          <table:table-cell table:style-name="ce85" office:value-type="float" office:value="1.3">
            <text:p>1.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2.2">
            <text:p>2.2</text:p>
          </table:table-cell>
          <table:table-cell table:style-name="ce8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Amy Hrycak">
            <text:p>Amy Hrycak</text:p>
          </table:table-cell>
          <table:table-cell table:style-name="ce77" table:formula="of:=[.S12]*20+[.Z12]+[.Z24]+[.Z34]" office:value-type="float" office:value="70">
            <text:p>7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3">
            <text:p>3</text:p>
          </table:table-cell>
          <table:table-cell table:style-name="ce78" table:formula="of:=IF([Quiz.D8]=0;&quot;&quot;;[Quiz.D8])" office:value-type="string" office:string-value="c">
            <text:p>c</text:p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 office:value-type="string" office:string-value="c">
            <text:p>c</text:p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 office:value-type="string" office:string-value="c">
            <text:p>c</text:p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Langenburg 1">
            <text:p>Langenburg 1</text:p>
          </table:table-cell>
          <table:table-cell table:style-name="ce77" table:formula="of:=[.$S$42]" office:value-type="float" office:value="130">
            <text:p>130</text:p>
          </table:table-cell>
          <table:table-cell table:style-name="ce77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5">
            <text:p>15</text:p>
          </table:table-cell>
          <table:table-cell table:style-name="ce78" table:formula="of:=VLOOKUP([.AG$3];TeamPoints;2)+MAX(([.$AC4]-VLOOKUP([.AG$3];TeamPoints;3))/10;0)" office:value-type="float" office:value="14">
            <text:p>14</text:p>
          </table:table-cell>
          <table:table-cell table:style-name="ce78" table:formula="of:=VLOOKUP([.AH$3];TeamPoints;2)+MAX(([.$AC4]-VLOOKUP([.AH$3];TeamPoints;3))/10;0)" office:value-type="float" office:value="13">
            <text:p>13</text:p>
          </table:table-cell>
          <table:table-cell table:style-name="ce78" table:formula="of:=VLOOKUP([.AI$3];TeamPoints;2)+MAX(([.$AC4]-VLOOKUP([.AI$3];TeamPoints;3))/10;0)" office:value-type="float" office:value="13">
            <text:p>13</text:p>
          </table:table-cell>
          <table:table-cell table:style-name="ce78" table:formula="of:=VLOOKUP([.AJ$3];TeamPoints;2)+MAX(([.$AC4]-VLOOKUP([.AJ$3];TeamPoints;3))/10;0)" office:value-type="float" office:value="13">
            <text:p>13</text:p>
          </table:table-cell>
          <table:table-cell table:style-name="ce78" table:formula="of:=VLOOKUP([.AK$3];TeamPoints;2)+MAX(([.$AC4]-VLOOKUP([.AK$3];TeamPoints;3))/10;0)" office:value-type="float" office:value="12">
            <text:p>12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Yorkton 1">
            <text:p>Yorkton 1</text:p>
          </table:table-cell>
          <table:table-cell table:style-name="ce77" table:formula="of:=[.$S$93]" office:value-type="float" office:value="110">
            <text:p>11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3">
            <text:p>13</text:p>
          </table:table-cell>
          <table:table-cell table:style-name="ce78" table:formula="of:=VLOOKUP([.AG$3];TeamPoints;2)+MAX(([.$AC5]-VLOOKUP([.AG$3];TeamPoints;3))/10;0)" office:value-type="float" office:value="12">
            <text:p>12</text:p>
          </table:table-cell>
          <table:table-cell table:style-name="ce78" table:formula="of:=VLOOKUP([.AH$3];TeamPoints;2)+MAX(([.$AC5]-VLOOKUP([.AH$3];TeamPoints;3))/10;0)" office:value-type="float" office:value="11">
            <text:p>11</text:p>
          </table:table-cell>
          <table:table-cell table:style-name="ce78" table:formula="of:=VLOOKUP([.AI$3];TeamPoints;2)+MAX(([.$AC5]-VLOOKUP([.AI$3];TeamPoints;3))/10;0)" office:value-type="float" office:value="11">
            <text:p>11</text:p>
          </table:table-cell>
          <table:table-cell table:style-name="ce78" table:formula="of:=VLOOKUP([.AJ$3];TeamPoints;2)+MAX(([.$AC5]-VLOOKUP([.AJ$3];TeamPoints;3))/10;0)" office:value-type="float" office:value="11">
            <text:p>11</text:p>
          </table:table-cell>
          <table:table-cell table:style-name="ce78" table:formula="of:=VLOOKUP([.AK$3];TeamPoints;2)+MAX(([.$AC5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Morris 4">
            <text:p>Morris 4</text:p>
          </table:table-cell>
          <table:table-cell table:style-name="ce77" table:formula="of:=[.$S$144]" office:value-type="float" office:value="70">
            <text:p>7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8">
            <text:p>8</text:p>
          </table:table-cell>
          <table:table-cell table:style-name="ce78" table:formula="of:=VLOOKUP([.AH$3];TeamPoints;2)+MAX(([.$AC6]-VLOOKUP([.AH$3];TeamPoints;3))/10;0)" office:value-type="float" office:value="7">
            <text:p>7</text:p>
          </table:table-cell>
          <table:table-cell table:style-name="ce78" table:formula="of:=VLOOKUP([.AI$3];TeamPoints;2)+MAX(([.$AC6]-VLOOKUP([.AI$3];TeamPoints;3))/10;0)" office:value-type="float" office:value="7">
            <text:p>7</text:p>
          </table:table-cell>
          <table:table-cell table:style-name="ce78" table:formula="of:=VLOOKUP([.AJ$3];TeamPoints;2)+MAX(([.$AC6]-VLOOKUP([.AJ$3];TeamPoints;3))/10;0)" office:value-type="float" office:value="7">
            <text:p>7</text:p>
          </table:table-cell>
          <table:table-cell table:style-name="ce78" table:formula="of:=VLOOKUP([.AK$3];TeamPoints;2)+MAX(([.$AC6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 office:value-type="float" office:value="40">
            <text:p>40</text:p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 office:value-type="float" office:value="60">
            <text:p>60</text:p>
          </table:table-cell>
          <table:table-cell table:style-name="ce78" table:formula="of:=IF([.L41]=0;&quot;&quot;;[.L42])" office:value-type="float" office:value="80">
            <text:p>80</text:p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 office:value-type="float" office:value="100">
            <text:p>100</text:p>
          </table:table-cell>
          <table:table-cell table:style-name="ce78" table:formula="of:=IF([.R41]=0;&quot;&quot;;[.R42])" office:value-type="float" office:value="130">
            <text:p>13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Kevin Waldherr">
            <text:p>Kevin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Katlyn Hatt">
            <text:p>Katly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1">
            <text:p>1</text:p>
          </table:table-cell>
          <table:table-cell table:formula="of:=IF(LOWER([.M3])=&quot;c&quot;;[.L11]+1;[.L11])" office:value-type="float" office:value="1">
            <text:p>1</text:p>
          </table:table-cell>
          <table:table-cell table:formula="of:=IF(LOWER([.N3])=&quot;c&quot;;[.M11]+1;[.M11])" office:value-type="float" office:value="1">
            <text:p>1</text:p>
          </table:table-cell>
          <table:table-cell table:formula="of:=IF(LOWER([.O3])=&quot;c&quot;;[.N11]+1;[.N11])" office:value-type="float" office:value="1">
            <text:p>1</text:p>
          </table:table-cell>
          <table:table-cell table:formula="of:=IF(LOWER([.P3])=&quot;c&quot;;[.O11]+1;[.O11])" office:value-type="float" office:value="1">
            <text:p>1</text:p>
          </table:table-cell>
          <table:table-cell table:formula="of:=IF(LOWER([.Q3])=&quot;c&quot;;[.P11]+1;[.P11])" office:value-type="float" office:value="2">
            <text:p>2</text:p>
          </table:table-cell>
          <table:table-cell table:formula="of:=IF(LOWER([.R3])=&quot;c&quot;;[.Q11]+1;[.Q11])" office:value-type="float" office:value="2">
            <text:p>2</text:p>
          </table:table-cell>
          <table:table-cell table:formula="of:=IF(LOWER([.S3])=&quot;c&quot;;[.R11]+1;[.R11])" office:value-type="float" office:value="2">
            <text:p>2</text:p>
          </table:table-cell>
          <table:table-cell table:formula="of:=IF(LOWER([.T3])=&quot;c&quot;;[.S11]+1;[.S11])" office:value-type="float" office:value="2">
            <text:p>2</text:p>
          </table:table-cell>
          <table:table-cell table:formula="of:=IF(LOWER([.U3])=&quot;c&quot;;[.T11]+1;[.T11])" office:value-type="float" office:value="2">
            <text:p>2</text:p>
          </table:table-cell>
          <table:table-cell table:formula="of:=IF(LOWER([.V3])=&quot;c&quot;;[.U11]+1;[.U11])" office:value-type="float" office:value="2">
            <text:p>2</text:p>
          </table:table-cell>
          <table:table-cell table:formula="of:=IF(LOWER([.W3])=&quot;c&quot;;[.V11]+1;[.V11])" office:value-type="float" office:value="2">
            <text:p>2</text:p>
          </table:table-cell>
          <table:table-cell table:formula="of:=IF(LOWER([.X3])=&quot;c&quot;;[.W11]+1;[.W11])" office:value-type="float" office:value="2">
            <text:p>2</text:p>
          </table:table-cell>
          <table:table-cell table:formula="of:=IF(LOWER([.Y3])=&quot;c&quot;;[.X11]+1;[.X11])" office:value-type="float" office:value="2">
            <text:p>2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Langenburg 1">
            <text:p>Langenburg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Amy Hrycak">
            <text:p>Amy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1">
            <text:p>1</text:p>
          </table:table-cell>
          <table:table-cell table:formula="of:=IF(LOWER([.F4])=&quot;c&quot;;[.E12]+1;[.E12])" office:value-type="float" office:value="1">
            <text:p>1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2">
            <text:p>2</text:p>
          </table:table-cell>
          <table:table-cell table:formula="of:=IF(LOWER([.L4])=&quot;c&quot;;[.K12]+1;[.K12])" office:value-type="float" office:value="2">
            <text:p>2</text:p>
          </table:table-cell>
          <table:table-cell table:formula="of:=IF(LOWER([.M4])=&quot;c&quot;;[.L12]+1;[.L12])" office:value-type="float" office:value="2">
            <text:p>2</text:p>
          </table:table-cell>
          <table:table-cell table:formula="of:=IF(LOWER([.N4])=&quot;c&quot;;[.M12]+1;[.M12])" office:value-type="float" office:value="2">
            <text:p>2</text:p>
          </table:table-cell>
          <table:table-cell table:formula="of:=IF(LOWER([.O4])=&quot;c&quot;;[.N12]+1;[.N12])" office:value-type="float" office:value="2">
            <text:p>2</text:p>
          </table:table-cell>
          <table:table-cell table:formula="of:=IF(LOWER([.P4])=&quot;c&quot;;[.O12]+1;[.O12])" office:value-type="float" office:value="2">
            <text:p>2</text:p>
          </table:table-cell>
          <table:table-cell table:formula="of:=IF(LOWER([.Q4])=&quot;c&quot;;[.P12]+1;[.P12])" office:value-type="float" office:value="2">
            <text:p>2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10">
            <text:p>10</text:p>
          </table:table-cell>
          <table:table-cell/>
          <table:table-cell table:formula="of:=[.$A$52]" office:value-type="string" office:string-value="Yorkton 1">
            <text:p>Yorkton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Morris 4">
            <text:p>Morris 4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3">
            <text:p>3</text:p>
          </table:table-cell>
          <table:table-cell table:formula="of:=SUM([.M10:.M14])" office:value-type="float" office:value="3">
            <text:p>3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4">
            <text:p>4</text:p>
          </table:table-cell>
          <table:table-cell table:formula="of:=SUM([.R10:.R14])" office:value-type="float" office:value="5">
            <text:p>5</text:p>
          </table:table-cell>
          <table:table-cell table:formula="of:=SUM([.S10:.S14])" office:value-type="float" office:value="5">
            <text:p>5</text:p>
          </table:table-cell>
          <table:table-cell table:formula="of:=SUM([.T10:.T14])" office:value-type="float" office:value="5">
            <text:p>5</text:p>
          </table:table-cell>
          <table:table-cell table:formula="of:=SUM([.U10:.U14])" office:value-type="float" office:value="5">
            <text:p>5</text:p>
          </table:table-cell>
          <table:table-cell table:formula="of:=SUM([.V10:.V14])" office:value-type="float" office:value="5">
            <text:p>5</text:p>
          </table:table-cell>
          <table:table-cell table:formula="of:=SUM([.W10:.W14])" office:value-type="float" office:value="5">
            <text:p>5</text:p>
          </table:table-cell>
          <table:table-cell table:formula="of:=SUM([.X10:.X14])" office:value-type="float" office:value="5">
            <text:p>5</text:p>
          </table:table-cell>
          <table:table-cell table:formula="of:=SUM([.Y10:.Y14])" office:value-type="float" office:value="5">
            <text:p>5</text:p>
          </table:table-cell>
          <table:table-cell table:number-columns-repeated="2"/>
          <table:table-cell table:formula="of:=[.$A$1]" office:value-type="string" office:string-value="Langenburg 1">
            <text:p>Langenburg 1</text:p>
          </table:table-cell>
          <table:table-cell table:style-name="ce77" table:formula="of:=IF(AND(Overtime=&quot;y&quot;;[.AE4]=&quot;y&quot;);[.AD11];[.AD4])" office:value-type="float" office:value="1">
            <text:p>1</text:p>
          </table:table-cell>
          <table:table-cell table:style-name="ce77" table:formula="of:=[.$S$42]" office:value-type="float" office:value="130">
            <text:p>130</text:p>
          </table:table-cell>
          <table:table-cell table:style-name="ce77" table:formula="of:=HLOOKUP([.AC16];TotalPoints;2)" office:value-type="float" office:value="15">
            <text:p>15</text:p>
          </table:table-cell>
          <table:table-cell table:style-name="ce77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Yorkton 1">
            <text:p>Yorkton 1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110">
            <text:p>110</text:p>
          </table:table-cell>
          <table:table-cell table:style-name="ce77" table:formula="of:=HLOOKUP([.AC17];TotalPoints;3)" office:value-type="float" office:value="11">
            <text:p>11</text:p>
          </table:table-cell>
          <table:table-cell table:style-name="ce77" table:formula="of:=[.S79]" office:value-type="float" office:value="0">
            <text:p>0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10">
            <text:p>1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Morris 4">
            <text:p>Morris 4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70">
            <text:p>70</text:p>
          </table:table-cell>
          <table:table-cell table:style-name="ce77" table:formula="of:=HLOOKUP([.AC18];TotalPoints;4)" office:value-type="float" office:value="6">
            <text:p>6</text:p>
          </table:table-cell>
          <table:table-cell table:style-name="ce77" table:formula="of:=[.S130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evin Waldherr">
            <text:p>Kevin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Katlyn Hatt">
            <text:p>Katly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my Hrycak">
            <text:p>Amy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evin Waldherr">
            <text:p>Kevin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Katlyn Hatt">
            <text:p>Katly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my Hrycak">
            <text:p>Amy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20">
            <text:p>20</text:p>
          </table:table-cell>
          <table:table-cell table:formula="of:=IF([.L45];20+[.L18]+[.L19];0)+IF([.L47];20;0)+[.L29]+[.L39]" office:value-type="float" office:value="20">
            <text:p>2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2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30">
            <text:p>3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80">
            <text:p>80</text:p>
          </table:table-cell>
          <table:table-cell table:formula="of:=[.L42]+[.M41]" office:value-type="float" office:value="80">
            <text:p>80</text:p>
          </table:table-cell>
          <table:table-cell table:formula="of:=[.M42]+[.N41]" office:value-type="float" office:value="80">
            <text:p>80</text:p>
          </table:table-cell>
          <table:table-cell table:formula="of:=[.N42]+[.O41]" office:value-type="float" office:value="80">
            <text:p>80</text:p>
          </table:table-cell>
          <table:table-cell table:formula="of:=[.O42]+[.P41]" office:value-type="float" office:value="80">
            <text:p>80</text:p>
          </table:table-cell>
          <table:table-cell table:formula="of:=[.P42]+[.Q41]" office:value-type="float" office:value="100">
            <text:p>100</text:p>
          </table:table-cell>
          <table:table-cell table:formula="of:=[.Q42]+[.R41]" office:value-type="float" office:value="130">
            <text:p>130</text:p>
          </table:table-cell>
          <table:table-cell table:formula="of:=[.R42]+[.S41]" office:value-type="float" office:value="130">
            <text:p>130</text:p>
          </table:table-cell>
          <table:table-cell table:formula="of:=[.S42]+[.T41]" office:value-type="float" office:value="130">
            <text:p>130</text:p>
          </table:table-cell>
          <table:table-cell table:formula="of:=[.T42]+[.U41]" office:value-type="float" office:value="130">
            <text:p>130</text:p>
          </table:table-cell>
          <table:table-cell table:formula="of:=[.U42]+[.V41]" office:value-type="float" office:value="130">
            <text:p>130</text:p>
          </table:table-cell>
          <table:table-cell table:formula="of:=[.V42]+[.W41]" office:value-type="float" office:value="130">
            <text:p>130</text:p>
          </table:table-cell>
          <table:table-cell table:formula="of:=[.W42]+[.X41]" office:value-type="float" office:value="130">
            <text:p>130</text:p>
          </table:table-cell>
          <table:table-cell table:formula="of:=[.X42]+[.Y41]" office:value-type="float" office:value="130">
            <text:p>1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true">
            <text:p>TRU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true">
            <text:p>TRUE</text:p>
          </table:table-cell>
          <table:table-cell table:style-name="ce80" table:formula="of:=COUNTIF([.L$2:.L$6];[.$D45])=1" office:value-type="boolean" office:boolean-value="true">
            <text:p>TRU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true">
            <text:p>TRU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Yorkton 1">
            <text:p>Yorkto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Jaala Martin">
            <text:p>Jaala Martin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Aidan Sawatzky">
            <text:p>Aidan Sawatzky</text:p>
          </table:table-cell>
          <table:table-cell table:style-name="ce77" table:formula="of:=[.S62]*20+[.Z62]+[.Z74]+[.Z84]" office:value-type="float" office:value="70">
            <text:p>7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3">
            <text:p>3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 office:value-type="string" office:string-value="c">
            <text:p>c</text:p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 office:value-type="string" office:string-value="c">
            <text:p>c</text:p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 office:value-type="string" office:string-value="c">
            <text:p>c</text:p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Caleb Giesbrecht">
            <text:p>Caleb Giesbrecht</text:p>
          </table:table-cell>
          <table:table-cell table:style-name="ce77" table:formula="of:=[.S63]*20+[.Z63]+[.Z75]+[.Z85]" office:value-type="float" office:value="20">
            <text:p>2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1">
            <text:p>1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 office:value-type="string" office:string-value="c">
            <text:p>c</text:p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 office:value-type="float" office:value="40">
            <text:p>40</text:p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 office:value-type="float" office:value="60">
            <text:p>60</text:p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 office:value-type="float" office:value="90">
            <text:p>90</text:p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 office:value-type="float" office:value="110">
            <text:p>110</text:p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ala Martin">
            <text:p>Jaala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idan Sawatzky">
            <text:p>Aidan Sawatzk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1">
            <text:p>1</text:p>
          </table:table-cell>
          <table:table-cell table:formula="of:=IF(LOWER([.G54])=&quot;c&quot;;[.F62]+1;[.F62])" office:value-type="float" office:value="1">
            <text:p>1</text:p>
          </table:table-cell>
          <table:table-cell table:formula="of:=IF(LOWER([.H54])=&quot;c&quot;;[.G62]+1;[.G62])" office:value-type="float" office:value="2">
            <text:p>2</text:p>
          </table:table-cell>
          <table:table-cell table:formula="of:=IF(LOWER([.I54])=&quot;c&quot;;[.H62]+1;[.H62])" office:value-type="float" office:value="2">
            <text:p>2</text:p>
          </table:table-cell>
          <table:table-cell table:formula="of:=IF(LOWER([.J54])=&quot;c&quot;;[.I62]+1;[.I62])" office:value-type="float" office:value="3">
            <text:p>3</text:p>
          </table:table-cell>
          <table:table-cell table:formula="of:=IF(LOWER([.K54])=&quot;c&quot;;[.J62]+1;[.J62])" office:value-type="float" office:value="3">
            <text:p>3</text:p>
          </table:table-cell>
          <table:table-cell table:formula="of:=IF(LOWER([.L54])=&quot;c&quot;;[.K62]+1;[.K62])" office:value-type="float" office:value="3">
            <text:p>3</text:p>
          </table:table-cell>
          <table:table-cell table:formula="of:=IF(LOWER([.M54])=&quot;c&quot;;[.L62]+1;[.L62])" office:value-type="float" office:value="3">
            <text:p>3</text:p>
          </table:table-cell>
          <table:table-cell table:formula="of:=IF(LOWER([.N54])=&quot;c&quot;;[.M62]+1;[.M62])" office:value-type="float" office:value="3">
            <text:p>3</text:p>
          </table:table-cell>
          <table:table-cell table:formula="of:=IF(LOWER([.O54])=&quot;c&quot;;[.N62]+1;[.N62])" office:value-type="float" office:value="3">
            <text:p>3</text:p>
          </table:table-cell>
          <table:table-cell table:formula="of:=IF(LOWER([.P54])=&quot;c&quot;;[.O62]+1;[.O62])" office:value-type="float" office:value="3">
            <text:p>3</text:p>
          </table:table-cell>
          <table:table-cell table:formula="of:=IF(LOWER([.Q54])=&quot;c&quot;;[.P62]+1;[.P62])" office:value-type="float" office:value="3">
            <text:p>3</text:p>
          </table:table-cell>
          <table:table-cell table:formula="of:=IF(LOWER([.R54])=&quot;c&quot;;[.Q62]+1;[.Q62])" office:value-type="float" office:value="3">
            <text:p>3</text:p>
          </table:table-cell>
          <table:table-cell table:formula="of:=IF(LOWER([.S54])=&quot;c&quot;;[.R62]+1;[.R62])" office:value-type="float" office:value="3">
            <text:p>3</text:p>
          </table:table-cell>
          <table:table-cell table:formula="of:=IF(LOWER([.T54])=&quot;c&quot;;[.S62]+1;[.S62])" office:value-type="float" office:value="3">
            <text:p>3</text:p>
          </table:table-cell>
          <table:table-cell table:formula="of:=IF(LOWER([.U54])=&quot;c&quot;;[.T62]+1;[.T62])" office:value-type="float" office:value="3">
            <text:p>3</text:p>
          </table:table-cell>
          <table:table-cell table:formula="of:=IF(LOWER([.V54])=&quot;c&quot;;[.U62]+1;[.U62])" office:value-type="float" office:value="3">
            <text:p>3</text:p>
          </table:table-cell>
          <table:table-cell table:formula="of:=IF(LOWER([.W54])=&quot;c&quot;;[.V62]+1;[.V62])" office:value-type="float" office:value="3">
            <text:p>3</text:p>
          </table:table-cell>
          <table:table-cell table:formula="of:=IF(LOWER([.X54])=&quot;c&quot;;[.W62]+1;[.W62])" office:value-type="float" office:value="3">
            <text:p>3</text:p>
          </table:table-cell>
          <table:table-cell table:formula="of:=IF(LOWER([.Y54])=&quot;c&quot;;[.X62]+1;[.X62])" office:value-type="float" office:value="3">
            <text:p>3</text:p>
          </table:table-cell>
          <table:table-cell table:formula="of:=IF(AND([.S62]=3;[.S74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leb Giesbrecht">
            <text:p>Caleb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1">
            <text:p>1</text:p>
          </table:table-cell>
          <table:table-cell table:formula="of:=IF(LOWER([.Q55])=&quot;c&quot;;[.P63]+1;[.P63])" office:value-type="float" office:value="1">
            <text:p>1</text:p>
          </table:table-cell>
          <table:table-cell table:formula="of:=IF(LOWER([.R55])=&quot;c&quot;;[.Q63]+1;[.Q63])" office:value-type="float" office:value="1">
            <text:p>1</text:p>
          </table:table-cell>
          <table:table-cell table:formula="of:=IF(LOWER([.S55])=&quot;c&quot;;[.R63]+1;[.R63])" office:value-type="float" office:value="1">
            <text:p>1</text:p>
          </table:table-cell>
          <table:table-cell table:formula="of:=IF(LOWER([.T55])=&quot;c&quot;;[.S63]+1;[.S63])" office:value-type="float" office:value="1">
            <text:p>1</text:p>
          </table:table-cell>
          <table:table-cell table:formula="of:=IF(LOWER([.U55])=&quot;c&quot;;[.T63]+1;[.T63])" office:value-type="float" office:value="1">
            <text:p>1</text:p>
          </table:table-cell>
          <table:table-cell table:formula="of:=IF(LOWER([.V55])=&quot;c&quot;;[.U63]+1;[.U63])" office:value-type="float" office:value="1">
            <text:p>1</text:p>
          </table:table-cell>
          <table:table-cell table:formula="of:=IF(LOWER([.W55])=&quot;c&quot;;[.V63]+1;[.V63])" office:value-type="float" office:value="1">
            <text:p>1</text:p>
          </table:table-cell>
          <table:table-cell table:formula="of:=IF(LOWER([.X55])=&quot;c&quot;;[.W63]+1;[.W63])" office:value-type="float" office:value="1">
            <text:p>1</text:p>
          </table:table-cell>
          <table:table-cell table:formula="of:=IF(LOWER([.Y55])=&quot;c&quot;;[.X63]+1;[.X63])" office:value-type="float" office:value="1">
            <text:p>1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3">
            <text:p>3</text:p>
          </table:table-cell>
          <table:table-cell table:formula="of:=SUM([.K61:.K65])" office:value-type="float" office:value="3">
            <text:p>3</text:p>
          </table:table-cell>
          <table:table-cell table:formula="of:=SUM([.L61:.L65])" office:value-type="float" office:value="3">
            <text:p>3</text:p>
          </table:table-cell>
          <table:table-cell table:formula="of:=SUM([.M61:.M65])" office:value-type="float" office:value="3">
            <text:p>3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4">
            <text:p>4</text:p>
          </table:table-cell>
          <table:table-cell table:formula="of:=SUM([.Q61:.Q65])" office:value-type="float" office:value="4">
            <text:p>4</text:p>
          </table:table-cell>
          <table:table-cell table:formula="of:=SUM([.R61:.R65])" office:value-type="float" office:value="4">
            <text:p>4</text:p>
          </table:table-cell>
          <table:table-cell table:formula="of:=SUM([.S61:.S65])" office:value-type="float" office:value="4">
            <text:p>4</text:p>
          </table:table-cell>
          <table:table-cell table:formula="of:=SUM([.T61:.T65])" office:value-type="float" office:value="4">
            <text:p>4</text:p>
          </table:table-cell>
          <table:table-cell table:formula="of:=SUM([.U61:.U65])" office:value-type="float" office:value="4">
            <text:p>4</text:p>
          </table:table-cell>
          <table:table-cell table:formula="of:=SUM([.V61:.V65])" office:value-type="float" office:value="4">
            <text:p>4</text:p>
          </table:table-cell>
          <table:table-cell table:formula="of:=SUM([.W61:.W65])" office:value-type="float" office:value="4">
            <text:p>4</text:p>
          </table:table-cell>
          <table:table-cell table:formula="of:=SUM([.X61:.X65])" office:value-type="float" office:value="4">
            <text:p>4</text:p>
          </table:table-cell>
          <table:table-cell table:formula="of:=SUM([.Y61:.Y65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10">
            <text:p>1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ala Martin">
            <text:p>Jaala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idan Sawatzky">
            <text:p>Aidan Sawatzk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leb Giesbrecht">
            <text:p>Caleb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ala Martin">
            <text:p>Jaala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idan Sawatzky">
            <text:p>Aidan Sawatzk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leb Giesbrecht">
            <text:p>Caleb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30">
            <text:p>3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20">
            <text:p>2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90">
            <text:p>90</text:p>
          </table:table-cell>
          <table:table-cell table:formula="of:=[.J93]+[.K92]" office:value-type="float" office:value="90">
            <text:p>90</text:p>
          </table:table-cell>
          <table:table-cell table:formula="of:=[.K93]+[.L92]" office:value-type="float" office:value="90">
            <text:p>90</text:p>
          </table:table-cell>
          <table:table-cell table:formula="of:=[.L93]+[.M92]" office:value-type="float" office:value="90">
            <text:p>90</text:p>
          </table:table-cell>
          <table:table-cell table:formula="of:=[.M93]+[.N92]" office:value-type="float" office:value="90">
            <text:p>90</text:p>
          </table:table-cell>
          <table:table-cell table:formula="of:=[.N93]+[.O92]" office:value-type="float" office:value="90">
            <text:p>90</text:p>
          </table:table-cell>
          <table:table-cell table:formula="of:=[.O93]+[.P92]" office:value-type="float" office:value="110">
            <text:p>110</text:p>
          </table:table-cell>
          <table:table-cell table:formula="of:=[.P93]+[.Q92]" office:value-type="float" office:value="110">
            <text:p>110</text:p>
          </table:table-cell>
          <table:table-cell table:formula="of:=[.Q93]+[.R92]" office:value-type="float" office:value="110">
            <text:p>110</text:p>
          </table:table-cell>
          <table:table-cell table:formula="of:=[.R93]+[.S92]" office:value-type="float" office:value="110">
            <text:p>110</text:p>
          </table:table-cell>
          <table:table-cell table:formula="of:=[.S93]+[.T92]" office:value-type="float" office:value="110">
            <text:p>110</text:p>
          </table:table-cell>
          <table:table-cell table:formula="of:=[.T93]+[.U92]" office:value-type="float" office:value="110">
            <text:p>110</text:p>
          </table:table-cell>
          <table:table-cell table:formula="of:=[.U93]+[.V92]" office:value-type="float" office:value="110">
            <text:p>110</text:p>
          </table:table-cell>
          <table:table-cell table:formula="of:=[.V93]+[.W92]" office:value-type="float" office:value="110">
            <text:p>110</text:p>
          </table:table-cell>
          <table:table-cell table:formula="of:=[.W93]+[.X92]" office:value-type="float" office:value="110">
            <text:p>110</text:p>
          </table:table-cell>
          <table:table-cell table:formula="of:=[.X93]+[.Y92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true">
            <text:p>TRU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true">
            <text:p>TRU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true">
            <text:p>TRU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Morris 4">
            <text:p>Morris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Teresa Kornelsen">
            <text:p>Teresa Kornelsen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1">
            <text:p>1</text:p>
          </table:table-cell>
          <table:table-cell table:formula="of:=[.S112]+[.S124]" office:value-type="float" office:value="1">
            <text:p>1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 office:value-type="string" office:string-value="e">
            <text:p>e</text:p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Caleb Peters">
            <text:p>Caleb Peters</text:p>
          </table:table-cell>
          <table:table-cell table:style-name="ce77" table:formula="of:=[.S113]*20+[.Z113]+[.Z125]+[.Z135]" office:value-type="float" office:value="60">
            <text:p>60</text:p>
          </table:table-cell>
          <table:table-cell table:style-name="ce77" table:formula="of:=[.S125]" office:value-type="float" office:value="1">
            <text:p>1</text:p>
          </table:table-cell>
          <table:table-cell table:formula="of:=[.S113]+[.S125]" office:value-type="float" office:value="4">
            <text:p>4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 office:value-type="string" office:string-value="e">
            <text:p>e</text:p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 office:value-type="string" office:string-value="c">
            <text:p>c</text:p>
          </table:table-cell>
          <table:table-cell table:style-name="ce78" table:formula="of:=IF([Quiz.M23]=0;&quot;&quot;;[Quiz.M23])" office:value-type="string" office:string-value="c">
            <text:p>c</text:p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 office:value-type="string" office:string-value="c">
            <text:p>c</text:p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Annika Wiebe">
            <text:p>Annika Wiebe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1">
            <text:p>1</text:p>
          </table:table-cell>
          <table:table-cell table:formula="of:=[.S114]+[.S126]" office:value-type="float" office:value="1">
            <text:p>1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 office:value-type="string" office:string-value="e">
            <text:p>e</text:p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 office:value-type="float" office:value="40">
            <text:p>40</text:p>
          </table:table-cell>
          <table:table-cell table:style-name="ce78" table:formula="of:=IF([.N143]=0;&quot;&quot;;[.N144])" office:value-type="float" office:value="60">
            <text:p>60</text:p>
          </table:table-cell>
          <table:table-cell table:style-name="ce78" table:formula="of:=IF([.O143]=0;&quot;&quot;;[.O144])" office:value-type="float" office:value="50">
            <text:p>50</text:p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70">
            <text:p>7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1">
            <text:p>1</text:p>
          </table:table-cell>
          <table:table-cell table:formula="of:=IF(LOWER([.N105])=&quot;c&quot;;[.M113]+1;[.M113])" office:value-type="float" office:value="2">
            <text:p>2</text:p>
          </table:table-cell>
          <table:table-cell table:formula="of:=IF(LOWER([.O105])=&quot;c&quot;;[.N113]+1;[.N113])" office:value-type="float" office:value="2">
            <text:p>2</text:p>
          </table:table-cell>
          <table:table-cell table:formula="of:=IF(LOWER([.P105])=&quot;c&quot;;[.O113]+1;[.O113])" office:value-type="float" office:value="2">
            <text:p>2</text:p>
          </table:table-cell>
          <table:table-cell table:formula="of:=IF(LOWER([.Q105])=&quot;c&quot;;[.P113]+1;[.P113])" office:value-type="float" office:value="2">
            <text:p>2</text:p>
          </table:table-cell>
          <table:table-cell table:formula="of:=IF(LOWER([.R105])=&quot;c&quot;;[.Q113]+1;[.Q113])" office:value-type="float" office:value="2">
            <text:p>2</text:p>
          </table:table-cell>
          <table:table-cell table:formula="of:=IF(LOWER([.S105])=&quot;c&quot;;[.R113]+1;[.R113])" office:value-type="float" office:value="3">
            <text:p>3</text:p>
          </table:table-cell>
          <table:table-cell table:formula="of:=IF(LOWER([.T105])=&quot;c&quot;;[.S113]+1;[.S113])" office:value-type="float" office:value="3">
            <text:p>3</text:p>
          </table:table-cell>
          <table:table-cell table:formula="of:=IF(LOWER([.U105])=&quot;c&quot;;[.T113]+1;[.T113])" office:value-type="float" office:value="3">
            <text:p>3</text:p>
          </table:table-cell>
          <table:table-cell table:formula="of:=IF(LOWER([.V105])=&quot;c&quot;;[.U113]+1;[.U113])" office:value-type="float" office:value="3">
            <text:p>3</text:p>
          </table:table-cell>
          <table:table-cell table:formula="of:=IF(LOWER([.W105])=&quot;c&quot;;[.V113]+1;[.V113])" office:value-type="float" office:value="3">
            <text:p>3</text:p>
          </table:table-cell>
          <table:table-cell table:formula="of:=IF(LOWER([.X105])=&quot;c&quot;;[.W113]+1;[.W113])" office:value-type="float" office:value="3">
            <text:p>3</text:p>
          </table:table-cell>
          <table:table-cell table:formula="of:=IF(LOWER([.Y105])=&quot;c&quot;;[.X113]+1;[.X113])" office:value-type="float" office:value="3">
            <text:p>3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2">
            <text:p>2</text:p>
          </table:table-cell>
          <table:table-cell table:formula="of:=SUM([.P112:.P116])" office:value-type="float" office:value="2">
            <text:p>2</text:p>
          </table:table-cell>
          <table:table-cell table:formula="of:=SUM([.Q112:.Q116])" office:value-type="float" office:value="2">
            <text:p>2</text:p>
          </table:table-cell>
          <table:table-cell table:formula="of:=SUM([.R112:.R116])" office:value-type="float" office:value="2">
            <text:p>2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1">
            <text:p>1</text:p>
          </table:table-cell>
          <table:table-cell table:formula="of:=IF(LOWER([.J104])=&quot;e&quot;;[.I124]+1;[.I124])" office:value-type="float" office:value="1">
            <text:p>1</text:p>
          </table:table-cell>
          <table:table-cell table:formula="of:=IF(LOWER([.K104])=&quot;e&quot;;[.J124]+1;[.J124])" office:value-type="float" office:value="1">
            <text:p>1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1">
            <text:p>1</text:p>
          </table:table-cell>
          <table:table-cell table:formula="of:=IF(LOWER([.H105])=&quot;e&quot;;[.G125]+1;[.G125])" office:value-type="float" office:value="1">
            <text:p>1</text:p>
          </table:table-cell>
          <table:table-cell table:formula="of:=IF(LOWER([.I105])=&quot;e&quot;;[.H125]+1;[.H125])" office:value-type="float" office:value="1">
            <text:p>1</text:p>
          </table:table-cell>
          <table:table-cell table:formula="of:=IF(LOWER([.J105])=&quot;e&quot;;[.I125]+1;[.I125])" office:value-type="float" office:value="1">
            <text:p>1</text:p>
          </table:table-cell>
          <table:table-cell table:formula="of:=IF(LOWER([.K105])=&quot;e&quot;;[.J125]+1;[.J125])" office:value-type="float" office:value="1">
            <text:p>1</text:p>
          </table:table-cell>
          <table:table-cell table:formula="of:=IF(LOWER([.L105])=&quot;e&quot;;[.K125]+1;[.K125])" office:value-type="float" office:value="1">
            <text:p>1</text:p>
          </table:table-cell>
          <table:table-cell table:formula="of:=IF(LOWER([.M105])=&quot;e&quot;;[.L125]+1;[.L125])" office:value-type="float" office:value="1">
            <text:p>1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2">
            <text:p>2</text:p>
          </table:table-cell>
          <table:table-cell table:formula="of:=SUM([.J124:.J128])" office:value-type="float" office:value="2">
            <text:p>2</text:p>
          </table:table-cell>
          <table:table-cell table:formula="of:=SUM([.K124:.K128])" office:value-type="float" office:value="2">
            <text:p>2</text:p>
          </table:table-cell>
          <table:table-cell table:formula="of:=SUM([.L124:.L128])" office:value-type="float" office:value="2">
            <text:p>2</text:p>
          </table:table-cell>
          <table:table-cell table:formula="of:=SUM([.M124:.M128])" office:value-type="float" office:value="2">
            <text:p>2</text:p>
          </table:table-cell>
          <table:table-cell table:formula="of:=SUM([.N124:.N128])" office:value-type="float" office:value="2">
            <text:p>2</text:p>
          </table:table-cell>
          <table:table-cell table:formula="of:=SUM([.O124:.O128])" office:value-type="float" office:value="3">
            <text:p>3</text:p>
          </table:table-cell>
          <table:table-cell table:formula="of:=SUM([.P124:.P128])" office:value-type="float" office:value="3">
            <text:p>3</text:p>
          </table:table-cell>
          <table:table-cell table:formula="of:=SUM([.Q124:.Q128])" office:value-type="float" office:value="3">
            <text:p>3</text:p>
          </table:table-cell>
          <table:table-cell table:formula="of:=SUM([.R124:.R128])" office:value-type="float" office:value="3">
            <text:p>3</text:p>
          </table:table-cell>
          <table:table-cell table:formula="of:=SUM([.S124:.S128])" office:value-type="float" office:value="3">
            <text:p>3</text:p>
          </table:table-cell>
          <table:table-cell table:formula="of:=SUM([.T124:.T128])" office:value-type="float" office:value="3">
            <text:p>3</text:p>
          </table:table-cell>
          <table:table-cell table:formula="of:=SUM([.U124:.U128])" office:value-type="float" office:value="3">
            <text:p>3</text:p>
          </table:table-cell>
          <table:table-cell table:formula="of:=SUM([.V124:.V128])" office:value-type="float" office:value="3">
            <text:p>3</text:p>
          </table:table-cell>
          <table:table-cell table:formula="of:=SUM([.W124:.W128])" office:value-type="float" office:value="3">
            <text:p>3</text:p>
          </table:table-cell>
          <table:table-cell table:formula="of:=SUM([.X124:.X128])" office:value-type="float" office:value="3">
            <text:p>3</text:p>
          </table:table-cell>
          <table:table-cell table:formula="of:=SUM([.Y124:.Y128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-10">
            <text:p>-1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20">
            <text:p>20</text:p>
          </table:table-cell>
          <table:table-cell table:formula="of:=IF([.O147];20+[.O120]+[.O121];0)+IF([.O149];20;0)+[.O131]+[.O141]" office:value-type="float" office:value="-10">
            <text:p>-1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50">
            <text:p>50</text:p>
          </table:table-cell>
          <table:table-cell table:formula="of:=[.O144]+[.P143]" office:value-type="float" office:value="50">
            <text:p>50</text:p>
          </table:table-cell>
          <table:table-cell table:formula="of:=[.P144]+[.Q143]" office:value-type="float" office:value="50">
            <text:p>50</text:p>
          </table:table-cell>
          <table:table-cell table:formula="of:=[.Q144]+[.R143]" office:value-type="float" office:value="50">
            <text:p>50</text:p>
          </table:table-cell>
          <table:table-cell table:formula="of:=[.R144]+[.S143]" office:value-type="float" office:value="70">
            <text:p>70</text:p>
          </table:table-cell>
          <table:table-cell table:formula="of:=[.S144]+[.T143]" office:value-type="float" office:value="70">
            <text:p>70</text:p>
          </table:table-cell>
          <table:table-cell table:formula="of:=[.T144]+[.U143]" office:value-type="float" office:value="70">
            <text:p>70</text:p>
          </table:table-cell>
          <table:table-cell table:formula="of:=[.U144]+[.V143]" office:value-type="float" office:value="70">
            <text:p>70</text:p>
          </table:table-cell>
          <table:table-cell table:formula="of:=[.V144]+[.W143]" office:value-type="float" office:value="70">
            <text:p>70</text:p>
          </table:table-cell>
          <table:table-cell table:formula="of:=[.W144]+[.X143]" office:value-type="float" office:value="70">
            <text:p>70</text:p>
          </table:table-cell>
          <table:table-cell table:formula="of:=[.X144]+[.Y143]" office:value-type="float" office:value="70">
            <text:p>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true">
            <text:p>TRUE</text:p>
          </table:table-cell>
          <table:table-cell table:style-name="ce80" table:formula="of:=COUNTIF([.N$104:.N$108];[.$D147])=1" office:value-type="boolean" office:boolean-value="true">
            <text:p>TRU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true">
            <text:p>TRU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true">
            <text:p>TRU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true">
            <text:p>TRU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7">
          <table:table-cell table:style-name="ce86" office:value-type="string">
            <text:p>Quizout:</text:p>
          </table:table-cell>
          <table:table-cell table:style-name="ce89" office:value-type="float" office:value="3">
            <text:p>3</text:p>
          </table:table-cell>
          <table:table-cell table:style-name="ce86" office:value-type="string">
            <text:p>Division:</text:p>
          </table:table-cell>
          <table:table-cell table:style-name="ce89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7" office:value-type="string">
            <text:p>A</text:p>
          </table:table-cell>
          <table:table-cell table:style-name="ce87" office:value-type="string">
            <text:p>K</text:p>
          </table:table-cell>
          <table:table-cell table:style-name="ce87" office:value-type="string">
            <text:p>B</text:p>
          </table:table-cell>
          <table:table-cell table:style-name="ce87" office:value-type="string">
            <text:p>M</text:p>
          </table:table-cell>
          <table:table-cell table:style-name="ce87" office:value-type="string">
            <text:p>C</text:p>
          </table:table-cell>
          <table:table-cell table:style-name="ce87" office:value-type="string">
            <text:p>D</text:p>
          </table:table-cell>
        </table:table-row>
        <table:table-row table:style-name="ro3">
          <table:table-cell table:number-columns-repeated="2" table:style-name="ce87" office:value-type="string">
            <text:p>A</text:p>
          </table:table-cell>
          <table:table-cell table:number-columns-repeated="2" table:style-name="ce87" office:value-type="string">
            <text:p>B</text:p>
          </table:table-cell>
          <table:table-cell table:number-columns-repeated="2" table:style-name="ce87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8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7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3"/>
        <table:table-column table:style-name="co21" table:default-cell-style-name="ce93"/>
        <table:table-column table:style-name="co6" table:default-cell-style-name="ce93"/>
        <table:table-column table:style-name="co6" table:default-cell-style-name="ce95"/>
        <table:table-column table:style-name="co22" table:default-cell-style-name="ce93"/>
        <table:table-column table:style-name="co23" table:default-cell-style-name="ce93"/>
        <table:table-column table:style-name="co24" table:default-cell-style-name="ce93"/>
        <table:table-column table:style-name="co6" table:number-columns-repeated="1017" table:default-cell-style-name="ce93"/>
        <table:table-row table:style-name="ro5">
          <table:table-cell table:style-name="ce90" office:value-type="string">
            <text:p>Division</text:p>
          </table:table-cell>
          <table:table-cell table:style-name="ce90" office:value-type="string">
            <text:p>Teams</text:p>
          </table:table-cell>
          <table:table-cell/>
          <table:table-cell table:style-name="ce94" office:value-type="string">
            <text:p>Division</text:p>
          </table:table-cell>
          <table:table-cell table:style-name="ce90" office:value-type="string">
            <text:p>Team</text:p>
          </table:table-cell>
          <table:table-cell table:style-name="ce90" office:value-type="string">
            <text:p>Quizzer</text:p>
          </table:table-cell>
          <table:table-cell table:style-name="ce90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table:style-name="ce97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2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table:style-name="ce97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1"/>
          <table:table-cell table:style-name="ce97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1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6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1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10/25/2019</text:date>, <text:time>21:0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0:39:48.22</meta:creation-date>
    <meta:editing-duration>PT29M51S</meta:editing-duration>
    <meta:editing-cycles>3</meta:editing-cycles>
    <meta:generator>OpenOffice/4.1.6$Win32 OpenOffice.org_project/416m1$Build-9790</meta:generator>
    <dc:date>2019-10-25T21:09:35.75</dc:date>
    <meta:document-statistic meta:table-count="5" meta:cell-count="4331" meta:object-count="0"/>
  </office:meta>
</office:document-meta>
</file>